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Util.isUserInRole( final User user , final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Util.getApplication( final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Util.getUser( final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Util.contextualize( final Context a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Util.getApp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Util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Util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Util.getData( final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Util.isUserInRole( final User user , final String role , final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